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標楷體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預設樣式" style:list-style-name="">
      <style:paragraph-properties style:text-autospace="ideograph-alpha" style:punctuation-wrap="hanging" style:line-break="strict"/>
    </style:style>
    <style:style style:name="P2" style:family="paragraph" style:parent-style-name="_31_4PT_20_--_20_預設樣式" style:list-style-name="">
      <style:paragraph-properties style:text-autospace="ideograph-alpha" style:punctuation-wrap="hanging" style:line-break="strict"/>
      <style:text-properties officeooo:paragraph-rsid="000a3970"/>
    </style:style>
    <style:style style:name="T1" style:family="text">
      <style:text-properties style:language-asian="zh" style:country-asian="TW"/>
    </style:style>
    <style:style style:name="T2" style:family="text">
      <style:text-properties officeooo:rsid="000a3970" style:language-asian="zh" style:country-asian="T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這份專案中，我實作了一個<text:span text:style-name="T1">簡易</text:span>的文本編輯器，主要的功能<text:span text:style-name="T1">有</text:span>（新<text:span text:style-name="T1">增</text:span>、開啟、儲存）、編輯操作（複製、剪下、貼上、全選、取消選擇），工具列的位置控制，以及開啟第二個視窗。<text:line-break/><text:line-break/>以下是各項功能的詳細說明：</text:p>
      <text:p text:style-name="P1"/>
      <text:p text:style-name="P1">1. 新<text:span text:style-name="T1">增</text:span>文件</text:p>
      <text:p text:style-name="P1"><text:s text:c="3"/>- 功能：清除<text:span text:style-name="T1">文字</text:span>編輯器中的所有內容，開始一個新的文件。</text:p>
      <text:p text:style-name="P1"><text:s text:c="3"/>- 實作方法：`on_actionNew_triggered` 清空 `plainTextEdit` 的內容，並在狀態欄顯示「New file opened!」。</text:p>
      <text:p text:style-name="P1"/>
      <text:p text:style-name="P1">2. 開啟文件</text:p>
      <text:p text:style-name="P1"><text:s text:c="3"/>- 功能：使用文件對話框選擇並開啟一個<text:span text:style-name="T1">現</text:span>有的文件，顯示文件內容在編輯器中。</text:p>
      <text:p text:style-name="P1"><text:s text:c="3"/>- 實作方法：`on_actionOpen_triggered` 使用 `QFileDialog::getOpenFileName` 取得文件路徑，通過 `QFile` 開啟文件，使用 `QTextStream` 讀取文件內容，並設置到 `plainTextEdit` 中，最後在狀態欄顯示文件路徑。</text:p>
      <text:p text:style-name="P1"/>
      <text:p text:style-name="P1">3. 儲存文件</text:p>
      <text:p text:style-name="P1"><text:s text:c="3"/>- 功能：將編輯器中的內容儲存到指定文件。</text:p>
      <text:p text:style-name="P1"><text:s text:c="3"/>- 實作方法：`on_actionSave_triggered` 使用 `QFileDialog::getSaveFileName` 取得保存路徑，通過 `QFile` 以寫入模式開啟文件，使用 `QTextStream` 將 `plainTextEdit` 中的內容寫入文件，最後在狀態欄顯示文件路徑。</text:p>
      <text:p text:style-name="P1"/>
      <text:p text:style-name="P1">4. 退出應用程式</text:p>
      <text:p text:style-name="P1"><text:s text:c="3"/>- 功能：關閉應用程式。</text:p>
      <text:p text:style-name="P1"><text:s text:c="3"/>- 實作方法：`on_actionExit_triggered` <text:span text:style-name="T1">呼叫</text:span> `close` 函數關閉主視窗。</text:p>
      <text:p text:style-name="P1"/>
      <text:p text:style-name="P1">5. 複製</text:p>
      <text:p text:style-name="P1"><text:s text:c="3"/>- 功能：將選中的文<text:span text:style-name="T1">字</text:span>複製到剪貼簿。</text:p>
      <text:p text:style-name="P1"><text:s text:c="3"/>- 實作方法：`on_actionCopy_triggered` <text:span text:style-name="T1">呼叫</text:span> `plainTextEdit` 的 `copy` 方法。</text:p>
      <text:p text:style-name="P1"/>
      <text:p text:style-name="P1">6. 剪下</text:p>
      <text:p text:style-name="P1"><text:s text:c="3"/>- 功能：將選中的文本剪<text:span text:style-name="T1">貼</text:span>到剪貼簿。</text:p>
      <text:p text:style-name="P1"><text:s text:c="3"/>- 實作方法：`on_actionC_triggered` <text:span text:style-name="T1">呼叫</text:span> `plainTextEdit` 的 `cut` 方法。</text:p>
      <text:p text:style-name="P1"/>
      <text:p text:style-name="P1">7. 貼上</text:p>
      <text:p text:style-name="P1"><text:s text:c="3"/>- 功能：將剪貼簿中的文<text:span text:style-name="T1">字</text:span>貼到文本編輯器中。</text:p>
      <text:p text:style-name="P1"><text:s text:c="3"/>- 實作方法：`on_actionPaste_triggered` <text:span text:style-name="T1">呼叫</text:span> `plainTextEdit` 的 `paste` 方法。</text:p>
      <text:p text:style-name="P1"/>
      <text:p text:style-name="P1">8. 全選</text:p>
      <text:p text:style-name="P1"><text:soft-page-break/><text:s text:c="3"/>- 功能：選擇文<text:span text:style-name="T1">字</text:span>編輯器中的所有文<text:span text:style-name="T1">字</text:span>。</text:p>
      <text:p text:style-name="P1"><text:s text:c="3"/>- 實作方法：`on_actionSelect_All_triggered` <text:span text:style-name="T1">呼叫</text:span> `plainTextEdit` 的 `selectAll` 方法。</text:p>
      <text:p text:style-name="P1"/>
      <text:p text:style-name="P1">9. 取消選擇</text:p>
      <text:p text:style-name="P1"><text:s text:c="3"/>- 功能：取消選中的文<text:span text:style-name="T1">字</text:span>。</text:p>
      <text:p text:style-name="P1"><text:s text:c="3"/>- 實作方法：`on_actionSelect_None_triggered` 使用 `QTextCursor` 取得當前<text:span text:style-name="T1">滑鼠</text:span>位置並取消選擇。</text:p>
      <text:p text:style-name="P1"/>
      <text:p text:style-name="P1">10. 工具列位置控制</text:p>
      <text:p text:style-name="P1"><text:s text:c="4"/>- 功能：將工具列移動到視窗的不同位置（頂部、底部、右側、左側）。</text:p>
      <text:p text:style-name="P1"><text:s text:c="4"/>- 實作方法：</text:p>
      <text:p text:style-name="P1"><text:s text:c="6"/>- `on_actionToolbar_Top_triggered`：將工具列添加到 `Qt::TopToolBarArea`。</text:p>
      <text:p text:style-name="P1"><text:s text:c="6"/>- `on_actionToolbar_Bottom_triggered`：將工具列添加到 `Qt::BottomToolBarArea`。</text:p>
      <text:p text:style-name="P1"><text:s text:c="6"/>- `on_actionToolbar_Right_triggered`：將工具列添加到 `Qt::RightToolBarArea`。</text:p>
      <text:p text:style-name="P1"><text:s text:c="6"/>- `on_actionToolbar_Left_triggered`：將工具列添加到 `Qt::LeftToolBarArea`。</text:p>
      <text:p text:style-name="P1"/>
      <text:p text:style-name="P2">11. 工具列<text:span text:style-name="T1">懸浮</text:span>控制</text:p>
      <text:p text:style-name="P1"><text:s text:c="4"/>- 功能：設定工具列是否可<text:span text:style-name="T1">懸浮</text:span>。</text:p>
      <text:p text:style-name="P1"><text:s text:c="4"/>- 實作方法：`on_actionToolbar_Floatable_triggered` 設定 `toolBar` 的 `setFloatable` 屬性為 `false`。</text:p>
      <text:p text:style-name="P1"/>
      <text:p text:style-name="P1">12. 工具列移動控制</text:p>
      <text:p text:style-name="P1"><text:s text:c="4"/>- 功能：設定工具列是否可移動。</text:p>
      <text:p text:style-name="P1"><text:s text:c="4"/>- 實作方法：`on_actionToolbar_Movable_triggered` 設定 `toolBar` 的 `setMovable` 屬性為 `false`。</text:p>
      <text:p text:style-name="P1"/>
      <text:p text:style-name="P1">13. 開啟第二個視窗</text:p>
      <text:p text:style-name="P1"><text:s text:c="4"/>- 功能：開啟一個新的視窗顯示不同的內容。</text:p>
      <text:p text:style-name="P1"><text:s text:c="4"/>- 實作方法：`on_actionOpen_Form_triggered` 創建 `MainWindow2` 的新實例，並顯示它。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標楷體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4pt" fo:language="en" fo:country="US" style:letter-kerning="true" style:font-name-asian="標楷體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Times New Roman" fo:font-size="14pt" fo:language="en" fo:country="US" style:letter-kerning="true" style:font-name-asian="標楷體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style:writing-mode="page"/>
      <style:text-properties fo:font-size="16pt" style:font-size-asian="16pt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style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1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cm" fo:margin-bottom="0cm" style:contextual-spacing="false" fo:line-height="100%" style:writing-mode="page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style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_31_4PT_20_--_20_預設樣式" style:display-name="14PT -- 預設樣式" style:family="paragraph" style:parent-style-name="Text_20_body" style:list-style-name="編號14PT_20_--_20_壹_3001__20__20_一_3001__20__20__28_一_29__20__20__20_1._20__20__28_1_29__20__20_甲_3001__20__20__28_甲_29__20__20_A._20__20__28_A_29_" style:master-page-name="">
      <style:paragraph-properties style:page-number="auto"/>
      <style:text-properties fo:font-size="14pt" style:font-size-asian="14pt"/>
    </style:style>
    <style:style style:name="_31_6PT_20_--_20_預設樣式" style:display-name="16PT -- 預設樣式" style:family="paragraph" style:parent-style-name="Text_20_body" style:list-style-name="編號16PT_20_--_20_壹_3001__20__20_一_3001__20__20__28_一_29__20__20__20_1._20__20__20__20__28_1_29__20__20__20_甲_3001__20__20__28_甲_29__20__20_A._20__20__28_A_29_"/>
    <style:style style:name="_31_8PT_20_--_20_預設樣式" style:display-name="18PT -- 預設樣式" style:family="paragraph" style:parent-style-name="Text_20_body" style:list-style-name="編號18PT_20_--_20_壹_3001__20__20_一_3001__20__20__28_一_29__20__20__20_1._20__20__20__20__28_1_29__20__20__20_甲_3001__20__20__28_甲_29__20__20_A._20__20__28_A_29_">
      <style:text-properties fo:font-size="18pt" style:font-size-asian="18pt"/>
    </style:style>
    <style:style style:name="_31_4PT_20_--_20_預設樣式_20_首字突2字" style:display-name="14PT -- 預設樣式 首字突2字" style:family="paragraph" style:parent-style-name="_31_4PT_20_--_20_預設樣式" style:master-page-name="">
      <style:paragraph-properties style:page-number="auto">
        <style:tab-stops/>
      </style:paragraph-properties>
    </style:style>
    <style:style style:name="_31_4PT_20_--_20_預設樣式_20_首字縮2字" style:display-name="14PT -- 預設樣式 首字縮2字" style:family="paragraph" style:parent-style-name="_31_4PT_20_--_20_預設樣式">
      <style:paragraph-properties fo:margin-left="0cm" fo:margin-right="0cm" fo:text-indent="1cm" style:auto-text-indent="false"/>
    </style:style>
    <style:style style:name="_31_6PT_20_--_20_預設樣式_20_首字突2字" style:display-name="16PT -- 預設樣式 首字突2字" style:family="paragraph" style:parent-style-name="_31_6PT_20_--_20_預設樣式">
      <style:paragraph-properties fo:margin-left="1.139cm" fo:margin-right="0cm" fo:text-indent="-1.139cm" style:auto-text-indent="false">
        <style:tab-stops/>
      </style:paragraph-properties>
    </style:style>
    <style:style style:name="_31_8PT_20_--_20_預設樣式_20_首字突2字" style:display-name="18PT -- 預設樣式 首字突2字" style:family="paragraph" style:parent-style-name="_31_8PT_20_--_20_預設樣式">
      <style:paragraph-properties fo:margin-left="1.289cm" fo:margin-right="0cm" fo:text-indent="-1.289cm" style:auto-text-indent="false">
        <style:tab-stops/>
      </style:paragraph-properties>
    </style:style>
    <style:style style:name="_31_6PT_20_--_20_預設樣式_20_首字縮2字" style:display-name="16PT -- 預設樣式 首字縮2字" style:family="paragraph" style:parent-style-name="_31_6PT_20_--_20_預設樣式">
      <style:paragraph-properties fo:margin-left="0cm" fo:margin-right="0cm" fo:text-indent="1.139cm" style:auto-text-indent="false"/>
    </style:style>
    <style:style style:name="_31_8PT_20_--_20_預設樣式_20_首字縮2字" style:display-name="18PT -- 預設樣式 首字縮2字" style:family="paragraph" style:parent-style-name="_31_8PT_20_--_20_預設樣式">
      <style:paragraph-properties fo:margin-left="0cm" fo:margin-right="0cm" fo:text-indent="1.289cm" style:auto-text-indent="false"/>
    </style:style>
    <style:style style:name="_31_2PT_20_--_20_預設樣式" style:display-name="12PT -- 預設樣式" style:family="paragraph" style:parent-style-name="Text_20_body" style:list-style-name="編號12PT_20_--_20_壹_3001__20__20_一_3001__20__20__28_一_29__20__20__20_1._20__20__28_1_29__20__20_甲_3001__20__20__28_甲_29__20__20_A._20__20__28_A_29_">
      <style:text-properties fo:font-size="12pt" style:font-size-asian="12pt"/>
    </style:style>
    <style:style style:name="_31_2PT_20_--_20_預設樣式_20_首字突2字" style:display-name="12PT -- 預設樣式 首字突2字" style:family="paragraph" style:parent-style-name="_31_2PT_20_--_20_預設樣式"/>
    <style:style style:name="_31_2PT_20_--_20_預設樣式_20_首字縮2字" style:display-name="12PT -- 預設樣式 首字縮2字" style:family="paragraph" style:parent-style-name="_31_2PT_20_--_20_預設樣式">
      <style:paragraph-properties fo:margin-left="0cm" fo:margin-right="0cm" fo:text-indent="0.84cm" style:auto-text-indent="false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loext:opacity="100%" style:font-name="標楷體1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標楷體1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_20__20_一_3001__20__20__28_一_29__20__20__20_1._20__20__28_1_29__20__20_甲_3001__20__20__28_甲_29__20__20_A._20__20__28_A_29_" style:display-name="編號12PT -- 壹、  一、  (一)   1.  (1)  甲、  (甲)  A.  (A)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4cm" fo:margin-left="0.84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67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9cm" fo:margin-left="2.42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09cm" fo:margin-left="2.73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3.27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831cm" fo:margin-left="4.06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69cm" fo:margin-left="4.8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cm" fo:margin-left="5.26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58cm" fo:margin-left="5.9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27cm" fo:margin-left="6.211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甲_3001__20__20__28_甲_29__20__20_A._20__20__28_A_29_" style:display-name="編號14PT -- 壹、  一、  (一)   1.  (1)  甲、  (甲)  A.  (A)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0.97cm" fo:margin-left="1.951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1cm" fo:margin-left="2.82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3.18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3.821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81cm" fo:margin-left="4.78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78cm" fo:margin-left="5.639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5cm" fo:margin-left="6.151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9cm" fo:margin-left="6.9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3cm" fo:margin-left="7.331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甲_3001__20__20__28_甲_29__20__20_A._20__20__28_A_29_" style:display-name="編號16PT -- 壹、  一、  (一)   1.    (1)   甲、  (甲)  A.  (A)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2cm" fo:margin-left="2.251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19cm" fo:margin-left="3.2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399cm" fo:margin-left="3.6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4.3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131cm" fo:margin-left="5.45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951cm" fo:margin-left="6.42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29cm" fo:margin-left="6.9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78cm" fo:margin-left="7.8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6cm" fo:margin-left="8.19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甲_3001__20__20__28_甲_29__20__20_A._20__20__28_A_29_" style:display-name="編號18PT -- 壹、  一、  (一)   1.    (1)   甲、  (甲)  A.  (A)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51cm" fo:margin-left="1.251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51cm" fo:margin-left="2.45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5cm" fo:margin-left="3.5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4.00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cm" fo:margin-left="4.75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1.261cm" fo:margin-left="6.00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1.02cm" fo:margin-left="7.0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58cm" fo:margin-left="7.68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861cm" fo:margin-left="8.60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43cm" fo:margin-left="9.081cm"/>
        </style:list-level-properties>
      </text:list-level-style-number>
    </text:list-style>
    <text:list-style style:name="CustomNum">
      <text:list-level-style-number text:level="1" text:style-name="Numbering_20_Symbols" style:num-suffix="、" style:num-format="壹, 貳, 參, ...">
        <style:list-level-properties text:list-level-position-and-space-mode="label-alignment">
          <style:list-level-label-alignment text:label-followed-by="nothing" fo:text-indent="-0.58cm" fo:margin-left="0.58cm"/>
        </style:list-level-properties>
      </text:list-level-style-number>
      <text:list-level-style-number text:level="2" text:style-name="Numbering_20_Symbols" style:num-suffix="、" style:num-format="一, 二, 三, ...">
        <style:list-level-properties text:list-level-position-and-space-mode="label-alignment">
          <style:list-level-label-alignment text:label-followed-by="nothing" fo:text-indent="-0.97cm" fo:margin-left="1.57cm"/>
        </style:list-level-properties>
      </text:list-level-style-number>
      <text:list-level-style-number text:level="3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2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9cm" fo:margin-left="2.69cm"/>
        </style:list-level-properties>
      </text:list-level-style-number>
      <text:list-level-style-number text:level="6" text:style-name="Numbering_20_Symbols" style:num-suffix="、" style:num-format="甲, 乙, 丙, ...">
        <style:list-level-properties text:list-level-position-and-space-mode="label-alignment">
          <style:list-level-label-alignment text:label-followed-by="nothing" fo:text-indent="-0.97cm" fo:margin-left="3.401cm"/>
        </style:list-level-properties>
      </text:list-level-style-number>
      <text:list-level-style-number text:level="7" text:style-name="Numbering_20_Symbols" style:num-prefix="(" style:num-suffix=")" style:num-format="甲, 乙, 丙, ...">
        <style:list-level-properties text:list-level-position-and-space-mode="label-alignment">
          <style:list-level-label-alignment text:label-followed-by="nothing" fo:text-indent="-0.82cm" fo:margin-left="3.911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nothing" fo:text-indent="-0.439cm" fo:margin-left="4.159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7cm" fo:margin-left="4.7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text-indent="-0.349cm" fo:margin-left="4.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  <style:master-page style:name="Index" style:page-layout-name="Mpm1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17:16:52.202000000</meta:creation-date>
    <meta:editing-duration>PT11M28S</meta:editing-duration>
    <meta:editing-cycles>4</meta:editing-cycles>
    <meta:generator>MODA_ODF_Application_Tools/3.5.5.5.1$Windows_X86_64 LibreOffice_project/0731c5f9adee5daee576bb62a18f665a8d51cd0c</meta:generator>
    <dc:date>2024-06-28T12:09:57.066000000</dc:date>
    <meta:document-statistic meta:table-count="0" meta:image-count="0" meta:object-count="0" meta:page-count="2" meta:paragraph-count="44" meta:word-count="774" meta:character-count="1863" meta:non-whitespace-character-count="1640"/>
    <meta:template xlink:type="simple" xlink:actuate="onRequest" xlink:title="swriter" xlink:href="../swriter.ott" meta:date="2021-12-10T17:16:51.686000000"/>
  </office:meta>
</office:document-meta>
</file>